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Landuse</text:p>
          </table:table-cell>
          <table:table-cell office:value-type="string">
            <text:p>Biotoptyp</text:p>
          </table:table-cell>
          <table:table-cell office:value-type="string">
            <text:p>Kc May</text:p>
          </table:table-cell>
          <table:table-cell office:value-type="string">
            <text:p>Kc Jun</text:p>
          </table:table-cell>
          <table:table-cell office:value-type="string">
            <text:p>Kc Jul</text:p>
          </table:table-cell>
          <table:table-cell office:value-type="string">
            <text:p>Kc Aug</text:p>
          </table:table-cell>
          <table:table-cell office:value-type="string">
            <text:p>Kc Sep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A</text:p>
          </table:table-cell>
          <table:table-cell office:value-type="string">
            <text:p>Buch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A0</text:p>
          </table:table-cell>
          <table:table-cell office:value-type="string">
            <text:p>Buch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A1</text:p>
          </table:table-cell>
          <table:table-cell office:value-type="string">
            <text:p>Eichen-Buch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A2</text:p>
          </table:table-cell>
          <table:table-cell office:value-type="string">
            <text:p>Buch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A3</text:p>
          </table:table-cell>
          <table:table-cell office:value-type="string">
            <text:p>Buche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A4</text:p>
          </table:table-cell>
          <table:table-cell office:value-type="string">
            <text:p>Buche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</text:p>
          </table:table-cell>
          <table:table-cell office:value-type="string">
            <text:p>Eich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0</text:p>
          </table:table-cell>
          <table:table-cell office:value-type="string">
            <text:p>Eich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1</text:p>
          </table:table-cell>
          <table:table-cell office:value-type="string">
            <text:p>Buchen-Eich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2</text:p>
          </table:table-cell>
          <table:table-cell office:value-type="string">
            <text:p>Birken-Eich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3</text:p>
          </table:table-cell>
          <table:table-cell office:value-type="string">
            <text:p>Eich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4</text:p>
          </table:table-cell>
          <table:table-cell office:value-type="string">
            <text:p>Eiche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5</text:p>
          </table:table-cell>
          <table:table-cell office:value-type="string">
            <text:p>Eiche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B9</text:p>
          </table:table-cell>
          <table:table-cell office:value-type="string">
            <text:p>Hainbuchen-Eich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C</text:p>
          </table:table-cell>
          <table:table-cell office:value-type="string">
            <text:p>Erl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C0</text:p>
          </table:table-cell>
          <table:table-cell office:value-type="string">
            <text:p>Schwarzerl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C1</text:p>
          </table:table-cell>
          <table:table-cell office:value-type="string">
            <text:p>Schwarzerl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C2</text:p>
          </table:table-cell>
          <table:table-cell office:value-type="string">
            <text:p>Schwarzerle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C3</text:p>
          </table:table-cell>
          <table:table-cell office:value-type="string">
            <text:p>Schwarzerle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D</text:p>
          </table:table-cell>
          <table:table-cell office:value-type="string">
            <text:p>Birk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D0</text:p>
          </table:table-cell>
          <table:table-cell office:value-type="string">
            <text:p>Birk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D1</text:p>
          </table:table-cell>
          <table:table-cell office:value-type="string">
            <text:p>Eichen-Birk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D2</text:p>
          </table:table-cell>
          <table:table-cell office:value-type="string">
            <text:p>Birke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D3</text:p>
          </table:table-cell>
          <table:table-cell office:value-type="string">
            <text:p>Birke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D7</text:p>
          </table:table-cell>
          <table:table-cell office:value-type="string">
            <text:p>Birk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E</text:p>
          </table:table-cell>
          <table:table-cell office:value-type="string">
            <text:p>Weid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E0</text:p>
          </table:table-cell>
          <table:table-cell office:value-type="string">
            <text:p>Weid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E1</text:p>
          </table:table-cell>
          <table:table-cell office:value-type="string">
            <text:p>Weid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E5</text:p>
          </table:table-cell>
          <table:table-cell office:value-type="string">
            <text:p>Weidenmischwald mit nicht heimischen 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F</text:p>
          </table:table-cell>
          <table:table-cell office:value-type="string">
            <text:p>Pappel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F0</text:p>
          </table:table-cell>
          <table:table-cell office:value-type="string">
            <text:p>Hybrid-Pappel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F1</text:p>
          </table:table-cell>
          <table:table-cell office:value-type="string">
            <text:p>Hybrid-Pappel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F6</text:p>
          </table:table-cell>
          <table:table-cell office:value-type="string">
            <text:p>Hybrid-Pappelmischwald mit nicht heimischen 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G</text:p>
          </table:table-cell>
          <table:table-cell office:value-type="string">
            <text:p>Sonstige Laub(misch)wÃ¤lder aus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G0</text:p>
          </table:table-cell>
          <table:table-cell office:value-type="string">
            <text:p>Sonstiger Laubwald aus einer heimischen Laubbaumart 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G1</text:p>
          </table:table-cell>
          <table:table-cell office:value-type="string">
            <text:p>Sonstiger Laub(misch)wald mit mehreren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G2</text:p>
          </table:table-cell>
          <table:table-cell office:value-type="string">
            <text:p>Sonstiger Laub(misch)wald einheimischer Arten (ohne dominante Art)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G3</text:p>
          </table:table-cell>
          <table:table-cell office:value-type="string">
            <text:p>Sonstiger Laub(misch)wald heimischer Arten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H</text:p>
          </table:table-cell>
          <table:table-cell office:value-type="string">
            <text:p>Sonstige Laub(misch)wÃ¤lder nicht heimischer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H0</text:p>
          </table:table-cell>
          <table:table-cell office:value-type="string">
            <text:p>Sonstiger Laubwald aus einer nicht heimischen Laubbaumart 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H1</text:p>
          </table:table-cell>
          <table:table-cell office:value-type="string">
            <text:p>Sonstiger Laub(misch)wald mit mehreren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H3</text:p>
          </table:table-cell>
          <table:table-cell office:value-type="string">
            <text:p>Sonstiger Laub(misch)wald nicht heimischer Arten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J</text:p>
          </table:table-cell>
          <table:table-cell office:value-type="string">
            <text:p>FichtenwÃ¤lde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J0</text:p>
          </table:table-cell>
          <table:table-cell office:value-type="string">
            <text:p>Fichten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J1</text:p>
          </table:table-cell>
          <table:table-cell office:value-type="string">
            <text:p>Fichtenmischwald mit heimischen Laubbaum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J2</text:p>
          </table:table-cell>
          <table:table-cell office:value-type="string">
            <text:p>Fichtenmischwald mit nicht heimischen Laubbaum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J3</text:p>
          </table:table-cell>
          <table:table-cell office:value-type="string">
            <text:p>Fichtenmischwald mit weiteren Nadelbaum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K</text:p>
          </table:table-cell>
          <table:table-cell office:value-type="string">
            <text:p>KiefernwÃ¤lde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K0</text:p>
          </table:table-cell>
          <table:table-cell office:value-type="string">
            <text:p>Kiefern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K1</text:p>
          </table:table-cell>
          <table:table-cell office:value-type="string">
            <text:p>Kiefernmischwald mit heimischen Laubbaum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K2</text:p>
          </table:table-cell>
          <table:table-cell office:value-type="string">
            <text:p>Kiefernmischwald mit nicht heimischen Laubbaum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K3</text:p>
          </table:table-cell>
          <table:table-cell office:value-type="string">
            <text:p>Kiefernmischwald mit weiteren Nadelbaum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L</text:p>
          </table:table-cell>
          <table:table-cell office:value-type="string">
            <text:p>Sonstige Nadel(misch)wÃ¤lder  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L0</text:p>
          </table:table-cell>
          <table:table-cell office:value-type="string">
            <text:p>Sonstiger Nadel(misch)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L1</text:p>
          </table:table-cell>
          <table:table-cell office:value-type="string">
            <text:p>Douglasien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L2</text:p>
          </table:table-cell>
          <table:table-cell office:value-type="string">
            <text:p>Douglasienmisch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M</text:p>
          </table:table-cell>
          <table:table-cell office:value-type="string">
            <text:p>Esch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M0</text:p>
          </table:table-cell>
          <table:table-cell office:value-type="string">
            <text:p>Esch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M1</text:p>
          </table:table-cell>
          <table:table-cell office:value-type="string">
            <text:p>Esch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M6</text:p>
          </table:table-cell>
          <table:table-cell office:value-type="string">
            <text:p>Esche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M7</text:p>
          </table:table-cell>
          <table:table-cell office:value-type="string">
            <text:p>Esche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N</text:p>
          </table:table-cell>
          <table:table-cell office:value-type="string">
            <text:p>Robini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N0</text:p>
          </table:table-cell>
          <table:table-cell office:value-type="string">
            <text:p>Robini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N1</text:p>
          </table:table-cell>
          <table:table-cell office:value-type="string">
            <text:p>Robini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O</text:p>
          </table:table-cell>
          <table:table-cell office:value-type="string">
            <text:p>Roteich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O0</text:p>
          </table:table-cell>
          <table:table-cell office:value-type="string">
            <text:p>Roteich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O1</text:p>
          </table:table-cell>
          <table:table-cell office:value-type="string">
            <text:p>Roteich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Q</text:p>
          </table:table-cell>
          <table:table-cell office:value-type="string">
            <text:p>Hainbuche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Q0</text:p>
          </table:table-cell>
          <table:table-cell office:value-type="string">
            <text:p>Hainbuche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Q1</text:p>
          </table:table-cell>
          <table:table-cell office:value-type="string">
            <text:p>Eichen-Hainbuchen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Q4</text:p>
          </table:table-cell>
          <table:table-cell office:value-type="string">
            <text:p>Hainbuche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Q5</text:p>
          </table:table-cell>
          <table:table-cell office:value-type="string">
            <text:p>Hainbuche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Q6</text:p>
          </table:table-cell>
          <table:table-cell office:value-type="string">
            <text:p>Hainbuche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R</text:p>
          </table:table-cell>
          <table:table-cell office:value-type="string">
            <text:p>AhornwÃ¤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R0</text:p>
          </table:table-cell>
          <table:table-cell office:value-type="string">
            <text:p>Ahorn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R1</text:p>
          </table:table-cell>
          <table:table-cell office:value-type="string">
            <text:p>Ahornmischwald mi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R7</text:p>
          </table:table-cell>
          <table:table-cell office:value-type="string">
            <text:p>Ahornmischwald mit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R8</text:p>
          </table:table-cell>
          <table:table-cell office:value-type="string">
            <text:p>Ahornmischwald mit Nadel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S</text:p>
          </table:table-cell>
          <table:table-cell office:value-type="string">
            <text:p>LÃ¤rchenwÃ¤lde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S0</text:p>
          </table:table-cell>
          <table:table-cell office:value-type="string">
            <text:p>LÃ¤rchen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S1</text:p>
          </table:table-cell>
          <table:table-cell office:value-type="string">
            <text:p>LÃ¤rchenmisch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AT</text:p>
          </table:table-cell>
          <table:table-cell office:value-type="string">
            <text:p>Schlagfluren/KalamitÃ¤tenflÃ¤ch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T1</text:p>
          </table:table-cell>
          <table:table-cell office:value-type="string">
            <text:p>KahlschlagflÃ¤ch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T2</text:p>
          </table:table-cell>
          <table:table-cell office:value-type="string">
            <text:p>Windwurfflaech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T3</text:p>
          </table:table-cell>
          <table:table-cell office:value-type="string">
            <text:p>Polterplatz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T4</text:p>
          </table:table-cell>
          <table:table-cell office:value-type="string">
            <text:p>BrandflÃ¤ch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T5</text:p>
          </table:table-cell>
          <table:table-cell office:value-type="string">
            <text:p>baumarme WaldflÃ¤che unbekannter Herkunft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T6</text:p>
          </table:table-cell>
          <table:table-cell office:value-type="string">
            <text:p>Totholzwald (Insekten-/Pilzbefall/Zerfallsstadium)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U</text:p>
          </table:table-cell>
          <table:table-cell office:value-type="string">
            <text:p>Aufforstungen/Pionierwael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U0</text:p>
          </table:table-cell>
          <table:table-cell office:value-type="string">
            <text:p>Aufforstung/Pionier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0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V</text:p>
          </table:table-cell>
          <table:table-cell office:value-type="string">
            <text:p>WaldrÃ¤nd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AV1</text:p>
          </table:table-cell>
          <table:table-cell office:value-type="string">
            <text:p>Waldmantel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</text:p>
          </table:table-cell>
          <table:table-cell office:value-type="string">
            <text:p>KleingehÃ¶lz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A</text:p>
          </table:table-cell>
          <table:table-cell office:value-type="string">
            <text:p>flaechige Kleingehoelze &lt; 1ha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A1</text:p>
          </table:table-cell>
          <table:table-cell office:value-type="string">
            <text:p>flÃ¤chiges KleingehÃ¶lz mit vorwiegend heimischen 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A2</text:p>
          </table:table-cell>
          <table:table-cell office:value-type="string">
            <text:p>flÃ¤chiges KleingehÃ¶lz mit vorwiegend nicht heimischen 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A3</text:p>
          </table:table-cell>
          <table:table-cell office:value-type="string">
            <text:p>SiedlungsgehÃ¶lz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A4</text:p>
          </table:table-cell>
          <table:table-cell office:value-type="string">
            <text:p>VerkehrsgehÃ¶lz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A5</text:p>
          </table:table-cell>
          <table:table-cell office:value-type="string">
            <text:p>HofgehÃ¶lz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B</text:p>
          </table:table-cell>
          <table:table-cell office:value-type="string">
            <text:p>GebÃ¼s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B11</text:p>
          </table:table-cell>
          <table:table-cell office:value-type="string">
            <text:p>Gebuesche und Strauchgruppen mit vorwiegend heimischen Strauch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B12</text:p>
          </table:table-cell>
          <table:table-cell office:value-type="string">
            <text:p>GebÃ¼sche und Strauchgruppen mit vorwiegend nicht heimischen Strauch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B2</text:p>
          </table:table-cell>
          <table:table-cell office:value-type="string">
            <text:p>Einzelstrau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D</text:p>
          </table:table-cell>
          <table:table-cell office:value-type="string">
            <text:p>linienfoermige Gehoelzbestaen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D0</text:p>
          </table:table-cell>
          <table:table-cell office:value-type="string">
            <text:p>Heck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D1</text:p>
          </table:table-cell>
          <table:table-cell office:value-type="string">
            <text:p>Wallheck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D3</text:p>
          </table:table-cell>
          <table:table-cell office:value-type="string">
            <text:p>Gehoelzstrei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D5</text:p>
          </table:table-cell>
          <table:table-cell office:value-type="string">
            <text:p>Schnittheck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D7</text:p>
          </table:table-cell>
          <table:table-cell office:value-type="string">
            <text:p>GebÃ¼schstreifen/Strauchrei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E</text:p>
          </table:table-cell>
          <table:table-cell office:value-type="string">
            <text:p>UfergehÃ¶lz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E5</text:p>
          </table:table-cell>
          <table:table-cell office:value-type="string">
            <text:p>UfergehÃ¶lz aus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E6</text:p>
          </table:table-cell>
          <table:table-cell office:value-type="string">
            <text:p>UfergehÃ¶lz aus nicht heimischen Laubbaumart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F</text:p>
          </table:table-cell>
          <table:table-cell office:value-type="string">
            <text:p>Baumgruppen/Baumreih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F0</text:p>
          </table:table-cell>
          <table:table-cell office:value-type="string">
            <text:p>Baumgruppe/Baumreih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F1</text:p>
          </table:table-cell>
          <table:table-cell office:value-type="string">
            <text:p>Baumreih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F2</text:p>
          </table:table-cell>
          <table:table-cell office:value-type="string">
            <text:p>Baumgrupp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F3</text:p>
          </table:table-cell>
          <table:table-cell office:value-type="string">
            <text:p>Einzelbaum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F4</text:p>
          </table:table-cell>
          <table:table-cell office:value-type="string">
            <text:p>Obstbaum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BF5</text:p>
          </table:table-cell>
          <table:table-cell office:value-type="string">
            <text:p>Obstbaumgruppe/Streuobstbestand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BF6</text:p>
          </table:table-cell>
          <table:table-cell office:value-type="string">
            <text:p>Obstbaumreih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BF7</text:p>
          </table:table-cell>
          <table:table-cell office:value-type="string">
            <text:p>Zwiesel/mehrstÃ¤mmiger Baum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G</text:p>
          </table:table-cell>
          <table:table-cell office:value-type="string">
            <text:p>Kopfbaumgruppen/Kopfbaumreih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G1</text:p>
          </table:table-cell>
          <table:table-cell office:value-type="string">
            <text:p>Kopfbaumreih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G2</text:p>
          </table:table-cell>
          <table:table-cell office:value-type="string">
            <text:p>Kopfbaumgrupp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G3</text:p>
          </table:table-cell>
          <table:table-cell office:value-type="string">
            <text:p>Kopfbaum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H</text:p>
          </table:table-cell>
          <table:table-cell office:value-type="string">
            <text:p>Alleen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H0</text:p>
          </table:table-cell>
          <table:table-cell office:value-type="string">
            <text:p>Alle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H1</text:p>
          </table:table-cell>
          <table:table-cell office:value-type="string">
            <text:p>Kopfbaumallee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BH2</text:p>
          </table:table-cell>
          <table:table-cell office:value-type="string">
            <text:p>Obstbaumalle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BM</text:p>
          </table:table-cell>
          <table:table-cell office:value-type="string">
            <text:p>Erstaufforstung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BM1</text:p>
          </table:table-cell>
          <table:table-cell office:value-type="string">
            <text:p>Erstaufforstung landwirtschaftlicher FlÃ¤chen Ã¼berwiegend mit NadelbÃ¤um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BM2</text:p>
          </table:table-cell>
          <table:table-cell office:value-type="string">
            <text:p>Erstaufforstung landwirtschaftlicher FlÃ¤chen Ã¼berwiegend mit LaubbÃ¤um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C</text:p>
          </table:table-cell>
          <table:table-cell office:value-type="string">
            <text:p>Moore/SÃ¼mpf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</text:p>
          </table:table-cell>
          <table:table-cell office:value-type="string">
            <text:p>Hochmoore/Ãœbergangsmoor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0</text:p>
          </table:table-cell>
          <table:table-cell office:value-type="string">
            <text:p>Hochmoor/Ãœbergangsmoo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1</text:p>
          </table:table-cell>
          <table:table-cell office:value-type="string">
            <text:p>Hochmoor-/Torfmoosaspek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2</text:p>
          </table:table-cell>
          <table:table-cell office:value-type="string">
            <text:p>Hochmoor-Feuchtheideaspek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3</text:p>
          </table:table-cell>
          <table:table-cell office:value-type="string">
            <text:p>Ãœbergangs-/Zwischenmoor/Quellmoo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4</text:p>
          </table:table-cell>
          <table:table-cell office:value-type="string">
            <text:p>Hoch-/Zwischenmoordegenerationsstadiu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A5</text:p>
          </table:table-cell>
          <table:table-cell office:value-type="string">
            <text:p>MoorregenerationsflÃ¤che ausserhalb von Torfstich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B</text:p>
          </table:table-cell>
          <table:table-cell office:value-type="string">
            <text:p>Torfsti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B0</text:p>
          </table:table-cell>
          <table:table-cell office:value-type="string">
            <text:p>Torfsti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B1</text:p>
          </table:table-cell>
          <table:table-cell office:value-type="string">
            <text:p>Torfstich mit MoorregenerationsflÃ¤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C</text:p>
          </table:table-cell>
          <table:table-cell office:value-type="string">
            <text:p>Kleinseggenriede/BinsensÃ¼mpf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C0</text:p>
          </table:table-cell>
          <table:table-cell office:value-type="string">
            <text:p>Kleinseggenried/Binsensumpf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C1</text:p>
          </table:table-cell>
          <table:table-cell office:value-type="string">
            <text:p>Bodensaures Kleinseggenrie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C2</text:p>
          </table:table-cell>
          <table:table-cell office:value-type="string">
            <text:p>Kalk-Kleinseggenrie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C3</text:p>
          </table:table-cell>
          <table:table-cell office:value-type="string">
            <text:p>Bodensaurer Binsen- oder Waldsimsensumpf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C4</text:p>
          </table:table-cell>
          <table:table-cell office:value-type="string">
            <text:p>Kalk-Binsensumpf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D</text:p>
          </table:table-cell>
          <table:table-cell office:value-type="string">
            <text:p>GroÃŸseggenrie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D0</text:p>
          </table:table-cell>
          <table:table-cell office:value-type="string">
            <text:p>GroÃŸseggenrie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D1</text:p>
          </table:table-cell>
          <table:table-cell office:value-type="string">
            <text:p>Rasen-GroÃŸseggenrie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D2</text:p>
          </table:table-cell>
          <table:table-cell office:value-type="string">
            <text:p>Bulten-GroÃŸseggenrie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F</text:p>
          </table:table-cell>
          <table:table-cell office:value-type="string">
            <text:p>RÃ¶hrichtbestÃ¤n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F0</text:p>
          </table:table-cell>
          <table:table-cell office:value-type="string">
            <text:p>RÃ¶hrichtbestan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F1</text:p>
          </table:table-cell>
          <table:table-cell office:value-type="string">
            <text:p>RÃ¶hrichtbestand niedrigwÃ¼chsiger 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F2</text:p>
          </table:table-cell>
          <table:table-cell office:value-type="string">
            <text:p>Roehrichtbestand hochwuechsiger Ar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CF4</text:p>
          </table:table-cell>
          <table:table-cell office:value-type="string">
            <text:p>Bachroehrich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</text:p>
          </table:table-cell>
          <table:table-cell office:value-type="string">
            <text:p>Heiden/Trocken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A</text:p>
          </table:table-cell>
          <table:table-cell office:value-type="string">
            <text:p>Trockene Heid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A0</text:p>
          </table:table-cell>
          <table:table-cell office:value-type="string">
            <text:p>Trockene 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A1</text:p>
          </table:table-cell>
          <table:table-cell office:value-type="string">
            <text:p>Calluna- bzw. Sand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A2</text:p>
          </table:table-cell>
          <table:table-cell office:value-type="string">
            <text:p>Degenerierte Calluna-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A4</text:p>
          </table:table-cell>
          <table:table-cell office:value-type="string">
            <text:p>Wacholder-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A5</text:p>
          </table:table-cell>
          <table:table-cell office:value-type="string">
            <text:p>Bergheide-Beerenstrauch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B</text:p>
          </table:table-cell>
          <table:table-cell office:value-type="string">
            <text:p>Feuchtheid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B0</text:p>
          </table:table-cell>
          <table:table-cell office:value-type="string">
            <text:p>Feucht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B1</text:p>
          </table:table-cell>
          <table:table-cell office:value-type="string">
            <text:p>Zwergstrauch-Feucht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B2</text:p>
          </table:table-cell>
          <table:table-cell office:value-type="string">
            <text:p>Pfeifengras-Feuchth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C</text:p>
          </table:table-cell>
          <table:table-cell office:value-type="string">
            <text:p>Silikattrocken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C0</text:p>
          </table:table-cell>
          <table:table-cell office:value-type="string">
            <text:p>Silikattrocken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D</text:p>
          </table:table-cell>
          <table:table-cell office:value-type="string">
            <text:p>Kalkhalbtrocken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D0</text:p>
          </table:table-cell>
          <table:table-cell office:value-type="string">
            <text:p>Kalkhalbtrockenrasen/Kalkmager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D3</text:p>
          </table:table-cell>
          <table:table-cell office:value-type="string">
            <text:p>Wacholder-Kalkhalbtrocken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E</text:p>
          </table:table-cell>
          <table:table-cell office:value-type="string">
            <text:p>Schwermetall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E0</text:p>
          </table:table-cell>
          <table:table-cell office:value-type="string">
            <text:p>Schwermetall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F</text:p>
          </table:table-cell>
          <table:table-cell office:value-type="string">
            <text:p>Borstgras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F0</text:p>
          </table:table-cell>
          <table:table-cell office:value-type="string">
            <text:p>Borstgras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F1</text:p>
          </table:table-cell>
          <table:table-cell office:value-type="string">
            <text:p>Horstige SÃ¼ÃŸgrasbestÃ¤n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G</text:p>
          </table:table-cell>
          <table:table-cell office:value-type="string">
            <text:p>Heide-Degenerationsstadium 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DG0</text:p>
          </table:table-cell>
          <table:table-cell office:value-type="string">
            <text:p>degenerierte Trockenrasen und degenerierte Heiden fast ohne Zwergstrauchbeteiligung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</text:p>
          </table:table-cell>
          <table:table-cell office:value-type="string">
            <text:p>GrÃ¼nlan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A</text:p>
          </table:table-cell>
          <table:table-cell office:value-type="string">
            <text:p>Fettwie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A0</text:p>
          </table:table-cell>
          <table:table-cell office:value-type="string">
            <text:p>Fettwies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A3</text:p>
          </table:table-cell>
          <table:table-cell office:value-type="string">
            <text:p>Feldgras und Neueinsaa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B</text:p>
          </table:table-cell>
          <table:table-cell office:value-type="string">
            <text:p>Fettweid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B0</text:p>
          </table:table-cell>
          <table:table-cell office:value-type="string">
            <text:p>Fettw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B1</text:p>
          </table:table-cell>
          <table:table-cell office:value-type="string">
            <text:p>Fettweide/Neueinsaa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B2</text:p>
          </table:table-cell>
          <table:table-cell office:value-type="string">
            <text:p>frische bis mÃ¤ssig trockene MÃ¤hw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C</text:p>
          </table:table-cell>
          <table:table-cell office:value-type="string">
            <text:p>Nass- und Feuchtgruenlaende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C1</text:p>
          </table:table-cell>
          <table:table-cell office:value-type="string">
            <text:p>Nass- und Feuchtwies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C2</text:p>
          </table:table-cell>
          <table:table-cell office:value-type="string">
            <text:p>Nass- und Feuchtw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C3</text:p>
          </table:table-cell>
          <table:table-cell office:value-type="string">
            <text:p>Pfeifengraswies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C5</text:p>
          </table:table-cell>
          <table:table-cell office:value-type="string">
            <text:p>Flut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D</text:p>
          </table:table-cell>
          <table:table-cell office:value-type="string">
            <text:p>MagergrÃ¼nlÃ¤nde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D1</text:p>
          </table:table-cell>
          <table:table-cell office:value-type="string">
            <text:p>Magerwies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D2</text:p>
          </table:table-cell>
          <table:table-cell office:value-type="string">
            <text:p>Magerwei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E</text:p>
          </table:table-cell>
          <table:table-cell office:value-type="string">
            <text:p>GrÃ¼nlandbrach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E0a</text:p>
          </table:table-cell>
          <table:table-cell office:value-type="string">
            <text:p>FettgrÃ¼nland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E3</text:p>
          </table:table-cell>
          <table:table-cell office:value-type="string">
            <text:p>Nass- und FeuchtgrÃ¼nland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E4</text:p>
          </table:table-cell>
          <table:table-cell office:value-type="string">
            <text:p>MagergrÃ¼nland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F</text:p>
          </table:table-cell>
          <table:table-cell office:value-type="string">
            <text:p>Salz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EF0</text:p>
          </table:table-cell>
          <table:table-cell office:value-type="string">
            <text:p>Salz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F</text:p>
          </table:table-cell>
          <table:table-cell office:value-type="string">
            <text:p>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A</text:p>
          </table:table-cell>
          <table:table-cell office:value-type="string">
            <text:p>Se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A0</text:p>
          </table:table-cell>
          <table:table-cell office:value-type="string">
            <text:p>Se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B</text:p>
          </table:table-cell>
          <table:table-cell office:value-type="string">
            <text:p>Weih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B0</text:p>
          </table:table-cell>
          <table:table-cell office:value-type="string">
            <text:p>Weih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C</text:p>
          </table:table-cell>
          <table:table-cell office:value-type="string">
            <text:p>Altarme/Altwa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C0</text:p>
          </table:table-cell>
          <table:table-cell office:value-type="string">
            <text:p>Altarm/Altwa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C1</text:p>
          </table:table-cell>
          <table:table-cell office:value-type="string">
            <text:p>Altarm/angebund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C2</text:p>
          </table:table-cell>
          <table:table-cell office:value-type="string">
            <text:p>Altwasser/abgebund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C3</text:p>
          </table:table-cell>
          <table:table-cell office:value-type="string">
            <text:p>Altarm/angebunden/nicht durchstrÃ¶mt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C4</text:p>
          </table:table-cell>
          <table:table-cell office:value-type="string">
            <text:p>Altarm/angebunden/durchstrÃ¶mt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D</text:p>
          </table:table-cell>
          <table:table-cell office:value-type="string">
            <text:p>stehende Kleingewae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D0</text:p>
          </table:table-cell>
          <table:table-cell office:value-type="string">
            <text:p>stehendes Klein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D1</text:p>
          </table:table-cell>
          <table:table-cell office:value-type="string">
            <text:p>TÃ¼mpel (periodisch)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D2</text:p>
          </table:table-cell>
          <table:table-cell office:value-type="string">
            <text:p>BlÃ¤nk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D3</text:p>
          </table:table-cell>
          <table:table-cell office:value-type="string">
            <text:p>Lache/PfÃ¼tze/Wagenspu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D4</text:p>
          </table:table-cell>
          <table:table-cell office:value-type="string">
            <text:p>Bombentricht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E</text:p>
          </table:table-cell>
          <table:table-cell office:value-type="string">
            <text:p>Heideweiher/MoorblÃ¤nk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E0</text:p>
          </table:table-cell>
          <table:table-cell office:value-type="string">
            <text:p>Heideweiher/MoorblÃ¤nk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E1</text:p>
          </table:table-cell>
          <table:table-cell office:value-type="string">
            <text:p>Heideweih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E2</text:p>
          </table:table-cell>
          <table:table-cell office:value-type="string">
            <text:p>MoorblÃ¤nke/MoortÃ¼mpel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</text:p>
          </table:table-cell>
          <table:table-cell office:value-type="string">
            <text:p>Teich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0</text:p>
          </table:table-cell>
          <table:table-cell office:value-type="string">
            <text:p>T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1</text:p>
          </table:table-cell>
          <table:table-cell office:value-type="string">
            <text:p>Parkteich/Zierteich/Gartent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2</text:p>
          </table:table-cell>
          <table:table-cell office:value-type="string">
            <text:p>Fischt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3</text:p>
          </table:table-cell>
          <table:table-cell office:value-type="string">
            <text:p>MÃ¼hlenteich/GrÃ¤ft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4</text:p>
          </table:table-cell>
          <table:table-cell office:value-type="string">
            <text:p>LÃ¶scht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5</text:p>
          </table:table-cell>
          <table:table-cell office:value-type="string">
            <text:p>Naturschutzt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F6</text:p>
          </table:table-cell>
          <table:table-cell office:value-type="string">
            <text:p>KlÃ¤rt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G</text:p>
          </table:table-cell>
          <table:table-cell office:value-type="string">
            <text:p>Abgrabungs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G0</text:p>
          </table:table-cell>
          <table:table-cell office:value-type="string">
            <text:p>Abgrabungs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G1</text:p>
          </table:table-cell>
          <table:table-cell office:value-type="string">
            <text:p>AbgrabungsgewÃ¤sser Ã¼ber Lockergestei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G2</text:p>
          </table:table-cell>
          <table:table-cell office:value-type="string">
            <text:p>AbgrabungsgewÃ¤sser Ã¼ber Festgestei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H</text:p>
          </table:table-cell>
          <table:table-cell office:value-type="string">
            <text:p>Stau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H0</text:p>
          </table:table-cell>
          <table:table-cell office:value-type="string">
            <text:p>Stau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H1</text:p>
          </table:table-cell>
          <table:table-cell office:value-type="string">
            <text:p>Stausee/Talsperre/Vorbeck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H2</text:p>
          </table:table-cell>
          <table:table-cell office:value-type="string">
            <text:p>Fluss-/Bachstau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H3</text:p>
          </table:table-cell>
          <table:table-cell office:value-type="string">
            <text:p>Quellstau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J</text:p>
          </table:table-cell>
          <table:table-cell office:value-type="string">
            <text:p>Absetzbecken/Rieselfeld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J0</text:p>
          </table:table-cell>
          <table:table-cell office:value-type="string">
            <text:p>Absetz- und KlÃ¤rbecken/Rieselfeld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K</text:p>
          </table:table-cell>
          <table:table-cell office:value-type="string">
            <text:p>Quell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K0</text:p>
          </table:table-cell>
          <table:table-cell office:value-type="string">
            <text:p>Quelle/Quellberei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K1</text:p>
          </table:table-cell>
          <table:table-cell office:value-type="string">
            <text:p>Grundquelle/TÃ¼mpelquelle/Limnokren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K2</text:p>
          </table:table-cell>
          <table:table-cell office:value-type="string">
            <text:p>Sicker-/Sumpfquelle/Helokren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K3</text:p>
          </table:table-cell>
          <table:table-cell office:value-type="string">
            <text:p>Sturzquelle/Rheokren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L</text:p>
          </table:table-cell>
          <table:table-cell office:value-type="string">
            <text:p>WasserfÃ¤lle/Stromschnellen/Bachschwind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L0</text:p>
          </table:table-cell>
          <table:table-cell office:value-type="string">
            <text:p>Wasserfall/ Stromschnelle/Bachschwind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L1</text:p>
          </table:table-cell>
          <table:table-cell office:value-type="string">
            <text:p>Wasserfall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L2</text:p>
          </table:table-cell>
          <table:table-cell office:value-type="string">
            <text:p>Stromschnell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L3</text:p>
          </table:table-cell>
          <table:table-cell office:value-type="string">
            <text:p>Bachschwind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M</text:p>
          </table:table-cell>
          <table:table-cell office:value-type="string">
            <text:p>BÃ¤ch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M0</text:p>
          </table:table-cell>
          <table:table-cell office:value-type="string">
            <text:p>Ba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M4</text:p>
          </table:table-cell>
          <table:table-cell office:value-type="string">
            <text:p>Quellba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M5</text:p>
          </table:table-cell>
          <table:table-cell office:value-type="string">
            <text:p>Tieflandba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M6</text:p>
          </table:table-cell>
          <table:table-cell office:value-type="string">
            <text:p>Mittelgebirgsbach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N</text:p>
          </table:table-cell>
          <table:table-cell office:value-type="string">
            <text:p>GrÃ¤b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N0</text:p>
          </table:table-cell>
          <table:table-cell office:value-type="string">
            <text:p>Grab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N1</text:p>
          </table:table-cell>
          <table:table-cell office:value-type="string">
            <text:p>Graben mit  FlieÃŸgewÃ¤sservegetatio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N2</text:p>
          </table:table-cell>
          <table:table-cell office:value-type="string">
            <text:p>Graben mit StillgewÃ¤sservegetatio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O</text:p>
          </table:table-cell>
          <table:table-cell office:value-type="string">
            <text:p>FlÃ¼ss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O0</text:p>
          </table:table-cell>
          <table:table-cell office:value-type="string">
            <text:p>Fluss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O1</text:p>
          </table:table-cell>
          <table:table-cell office:value-type="string">
            <text:p>Mittelgebirgsfluss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O2</text:p>
          </table:table-cell>
          <table:table-cell office:value-type="string">
            <text:p>Tieflandfluss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P</text:p>
          </table:table-cell>
          <table:table-cell office:value-type="string">
            <text:p>KanÃ¤le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P0</text:p>
          </table:table-cell>
          <table:table-cell office:value-type="string">
            <text:p>Kanal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R</text:p>
          </table:table-cell>
          <table:table-cell office:value-type="string">
            <text:p>Bergsenkungs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R0</text:p>
          </table:table-cell>
          <table:table-cell office:value-type="string">
            <text:p>Bergsenkungs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S</text:p>
          </table:table-cell>
          <table:table-cell office:value-type="string">
            <text:p>Sonstige technische 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S0</text:p>
          </table:table-cell>
          <table:table-cell office:value-type="string">
            <text:p>Rueckhaltebeck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S1</text:p>
          </table:table-cell>
          <table:table-cell office:value-type="string">
            <text:p>HÃ¶hlengewÃ¤sser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S2</text:p>
          </table:table-cell>
          <table:table-cell office:value-type="string">
            <text:p>Polder (zur Retention)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T</text:p>
          </table:table-cell>
          <table:table-cell office:value-type="string">
            <text:p>HÃ¤f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T0</text:p>
          </table:table-cell>
          <table:table-cell office:value-type="string">
            <text:p>Haf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FT0a</text:p>
          </table:table-cell>
          <table:table-cell office:value-type="string">
            <text:p>Hafenbecken</text:p>
          </table:table-cell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  <table:table-cell office:value-type="float" office:value="0.9000000000000000"/>
        </table:table-row>
        <table:table-row>
          <table:table-cell office:value-type="string">
            <text:p>G</text:p>
          </table:table-cell>
          <table:table-cell office:value-type="string">
            <text:p>Gesteinsbiotop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A</text:p>
          </table:table-cell>
          <table:table-cell office:value-type="string">
            <text:p>Fels/Felswaende/-klipp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A0</text:p>
          </table:table-cell>
          <table:table-cell office:value-type="string">
            <text:p>Fels/Felswand/-klipp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A1</text:p>
          </table:table-cell>
          <table:table-cell office:value-type="string">
            <text:p>natÃ¼rlicher Kalkfel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A2</text:p>
          </table:table-cell>
          <table:table-cell office:value-type="string">
            <text:p>natÃ¼rlicher Silikatfel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A3</text:p>
          </table:table-cell>
          <table:table-cell office:value-type="string">
            <text:p>sekundÃ¤rer Kalkfel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A4</text:p>
          </table:table-cell>
          <table:table-cell office:value-type="string">
            <text:p>sekundÃ¤rer Silikatfel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B</text:p>
          </table:table-cell>
          <table:table-cell office:value-type="string">
            <text:p>Blockschutt- / Feinschutthald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B0</text:p>
          </table:table-cell>
          <table:table-cell office:value-type="string">
            <text:p>Blockschutt- / Feinschutthal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B1</text:p>
          </table:table-cell>
          <table:table-cell office:value-type="string">
            <text:p>natÃ¼rliche Kalk-Blockschutt- / Feinschutthal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B2</text:p>
          </table:table-cell>
          <table:table-cell office:value-type="string">
            <text:p>natÃ¼rliche Silikat-Blockschutt- / Feinschutthal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B3</text:p>
          </table:table-cell>
          <table:table-cell office:value-type="string">
            <text:p>sekundÃ¤re Kalk-Blockschutt- / Feinschutthal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B4</text:p>
          </table:table-cell>
          <table:table-cell office:value-type="string">
            <text:p>sekundÃ¤re Silikat-Blockschutt- / Feinschutthal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C</text:p>
          </table:table-cell>
          <table:table-cell office:value-type="string">
            <text:p>SteinbrÃ¼ch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C0</text:p>
          </table:table-cell>
          <table:table-cell office:value-type="string">
            <text:p>Steinbruch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C1</text:p>
          </table:table-cell>
          <table:table-cell office:value-type="string">
            <text:p>Kalksteinbruch/Steinbruch auf basischen Ausgangsgestei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C2</text:p>
          </table:table-cell>
          <table:table-cell office:value-type="string">
            <text:p>Silikatsteinbruch/Steinbruch auf silikatischem Ausgangsgestei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C3</text:p>
          </table:table-cell>
          <table:table-cell office:value-type="string">
            <text:p>Basaltsteinbruch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C4</text:p>
          </table:table-cell>
          <table:table-cell office:value-type="string">
            <text:p>Steinbruch/sonstiger magmatischer Gestein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D</text:p>
          </table:table-cell>
          <table:table-cell office:value-type="string">
            <text:p>Lockergesteinsabgrabung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D0</text:p>
          </table:table-cell>
          <table:table-cell office:value-type="string">
            <text:p>Lockergesteinsabgrab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D1</text:p>
          </table:table-cell>
          <table:table-cell office:value-type="string">
            <text:p>Sand-/Kiesabgrab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D2</text:p>
          </table:table-cell>
          <table:table-cell office:value-type="string">
            <text:p>Lehm-/Tonabgrab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E</text:p>
          </table:table-cell>
          <table:table-cell office:value-type="string">
            <text:p>HÃ¶hlen und Stoll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E0</text:p>
          </table:table-cell>
          <table:table-cell office:value-type="string">
            <text:p>HÃ¶hlen und Stoll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E1</text:p>
          </table:table-cell>
          <table:table-cell office:value-type="string">
            <text:p>HÃ¶hl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E2</text:p>
          </table:table-cell>
          <table:table-cell office:value-type="string">
            <text:p>Stoll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F</text:p>
          </table:table-cell>
          <table:table-cell office:value-type="string">
            <text:p>vegetationsarme oder -freie Bereich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F0</text:p>
          </table:table-cell>
          <table:table-cell office:value-type="string">
            <text:p>Vegetationsarme oder -freie Bereich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F1</text:p>
          </table:table-cell>
          <table:table-cell office:value-type="string">
            <text:p>Vegetationsarme Kies- und Schotterflae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F2</text:p>
          </table:table-cell>
          <table:table-cell office:value-type="string">
            <text:p>Vegetationsarme SandflÃ¤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F3</text:p>
          </table:table-cell>
          <table:table-cell office:value-type="string">
            <text:p>Vegetationsarme LÃ¶ss- und LehmflÃ¤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G</text:p>
          </table:table-cell>
          <table:table-cell office:value-type="string">
            <text:p>Sand-/LÃ¶sswÃ¤n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G1</text:p>
          </table:table-cell>
          <table:table-cell office:value-type="string">
            <text:p>Sandwand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GG2</text:p>
          </table:table-cell>
          <table:table-cell office:value-type="string">
            <text:p>LÃ¶ss-/Lehmwand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</text:p>
          </table:table-cell>
          <table:table-cell office:value-type="string">
            <text:p>Weitere anthropogen bedingte Biotop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A</text:p>
          </table:table-cell>
          <table:table-cell office:value-type="string">
            <text:p>Ã„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0</text:p>
          </table:table-cell>
          <table:table-cell office:value-type="string">
            <text:p>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2</text:p>
          </table:table-cell>
          <table:table-cell office:value-type="string">
            <text:p>Wild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3</text:p>
          </table:table-cell>
          <table:table-cell office:value-type="string">
            <text:p>Sand-/Silikat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3a</text:p>
          </table:table-cell>
          <table:table-cell office:value-type="string">
            <text:p>Sand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3b</text:p>
          </table:table-cell>
          <table:table-cell office:value-type="string">
            <text:p>Silikatacker/skelettreich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4</text:p>
          </table:table-cell>
          <table:table-cell office:value-type="string">
            <text:p>Kalk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4a</text:p>
          </table:table-cell>
          <table:table-cell office:value-type="string">
            <text:p>Kalkacker/skelettreich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5</text:p>
          </table:table-cell>
          <table:table-cell office:value-type="string">
            <text:p>LÃ¶ssacker/lockerer Lehm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6</text:p>
          </table:table-cell>
          <table:table-cell office:value-type="string">
            <text:p>Schwerer Lehm-/Tonacker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A8a</text:p>
          </table:table-cell>
          <table:table-cell office:value-type="string">
            <text:p>Acker unter Foli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B</text:p>
          </table:table-cell>
          <table:table-cell office:value-type="string">
            <text:p>Ackerbrach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B0</text:p>
          </table:table-cell>
          <table:table-cell office:value-type="string">
            <text:p>junge Sukzessions-Acker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B0a</text:p>
          </table:table-cell>
          <table:table-cell office:value-type="string">
            <text:p>Wildacker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B1</text:p>
          </table:table-cell>
          <table:table-cell office:value-type="string">
            <text:p>Einsaat-Acker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B1a</text:p>
          </table:table-cell>
          <table:table-cell office:value-type="string">
            <text:p>Grasland auf Sukzessions-Acker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B3</text:p>
          </table:table-cell>
          <table:table-cell office:value-type="string">
            <text:p>staudenreiche Ackerbra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C</text:p>
          </table:table-cell>
          <table:table-cell office:value-type="string">
            <text:p>Rain/StrassenrÃ¤nde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C0</text:p>
          </table:table-cell>
          <table:table-cell office:value-type="string">
            <text:p>Rain/Strassenran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C4</text:p>
          </table:table-cell>
          <table:table-cell office:value-type="string">
            <text:p>VerkehrsrasenflÃ¤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D</text:p>
          </table:table-cell>
          <table:table-cell office:value-type="string">
            <text:p>Gleisanlag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D1</text:p>
          </table:table-cell>
          <table:table-cell office:value-type="string">
            <text:p>Sammel-/Verschiebe-/GÃ¼terbahnhof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D2</text:p>
          </table:table-cell>
          <table:table-cell office:value-type="string">
            <text:p>Personenbahnhof/Haltebahnhof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D3</text:p>
          </table:table-cell>
          <table:table-cell office:value-type="string">
            <text:p>Bahnlini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D9</text:p>
          </table:table-cell>
          <table:table-cell office:value-type="string">
            <text:p>Brachflaeche der Gleisanlagen/Bahngelaend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E</text:p>
          </table:table-cell>
          <table:table-cell office:value-type="string">
            <text:p>Deich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E0</text:p>
          </table:table-cell>
          <table:table-cell office:value-type="string">
            <text:p>Hochwasserdamm/Deich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E1</text:p>
          </table:table-cell>
          <table:table-cell office:value-type="string">
            <text:p>Deich aus erdigem Material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E2</text:p>
          </table:table-cell>
          <table:table-cell office:value-type="string">
            <text:p>Deich aus steinigem Material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F</text:p>
          </table:table-cell>
          <table:table-cell office:value-type="string">
            <text:p>Halden/AufschÃ¼ttungen/Verfuellung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F0</text:p>
          </table:table-cell>
          <table:table-cell office:value-type="string">
            <text:p>Halde/Aufschuett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F1</text:p>
          </table:table-cell>
          <table:table-cell office:value-type="string">
            <text:p>Bergehal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F2</text:p>
          </table:table-cell>
          <table:table-cell office:value-type="string">
            <text:p>Deponie/AufschÃ¼tt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F3</text:p>
          </table:table-cell>
          <table:table-cell office:value-type="string">
            <text:p>Deponie/VerfÃ¼ll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F4</text:p>
          </table:table-cell>
          <table:table-cell office:value-type="string">
            <text:p>VerfÃ¼ll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G</text:p>
          </table:table-cell>
          <table:table-cell office:value-type="string">
            <text:p>Hohlwe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G0</text:p>
          </table:table-cell>
          <table:table-cell office:value-type="string">
            <text:p>Hohl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G1</text:p>
          </table:table-cell>
          <table:table-cell office:value-type="string">
            <text:p>LÃ¶sshohl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G2</text:p>
          </table:table-cell>
          <table:table-cell office:value-type="string">
            <text:p>Sandhohl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H</text:p>
          </table:table-cell>
          <table:table-cell office:value-type="string">
            <text:p>BÃ¶schung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0</text:p>
          </table:table-cell>
          <table:table-cell office:value-type="string">
            <text:p>BÃ¶schung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1</text:p>
          </table:table-cell>
          <table:table-cell office:value-type="string">
            <text:p>StrassenbÃ¶schung/Einschnit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2</text:p>
          </table:table-cell>
          <table:table-cell office:value-type="string">
            <text:p>StrassenbÃ¶schung/Dam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3</text:p>
          </table:table-cell>
          <table:table-cell office:value-type="string">
            <text:p>BahnbÃ¶schung/Einschnit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4</text:p>
          </table:table-cell>
          <table:table-cell office:value-type="string">
            <text:p>BahnbÃ¶schung/Dam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5</text:p>
          </table:table-cell>
          <table:table-cell office:value-type="string">
            <text:p>KanalbÃ¶schung/Einschnit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6</text:p>
          </table:table-cell>
          <table:table-cell office:value-type="string">
            <text:p>KanalbÃ¶schung/Dam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7</text:p>
          </table:table-cell>
          <table:table-cell office:value-type="string">
            <text:p>FlieÃŸgewÃ¤sserprofilbÃ¶schung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8</text:p>
          </table:table-cell>
          <table:table-cell office:value-type="string">
            <text:p>FlieÃŸgewÃ¤sserbÃ¶schung/Uferrandstrei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H9</text:p>
          </table:table-cell>
          <table:table-cell office:value-type="string">
            <text:p>StillgewÃ¤sserbÃ¶schung/Uferrandstrei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J</text:p>
          </table:table-cell>
          <table:table-cell office:value-type="string">
            <text:p>GÃ¤rten/Baumschulen/forstÃ¤hnliche Kultur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J0</text:p>
          </table:table-cell>
          <table:table-cell office:value-type="string">
            <text:p>Garten/Baumschule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J6</text:p>
          </table:table-cell>
          <table:table-cell office:value-type="string">
            <text:p>Baumschule/Gaertnerei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J7</text:p>
          </table:table-cell>
          <table:table-cell office:value-type="string">
            <text:p>Weihnachtsbaumkult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J9</text:p>
          </table:table-cell>
          <table:table-cell office:value-type="string">
            <text:p>Energieholzkultur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HK</text:p>
          </table:table-cell>
          <table:table-cell office:value-type="string">
            <text:p>Obstanlagen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K1</text:p>
          </table:table-cell>
          <table:table-cell office:value-type="string">
            <text:p>Streuobstgarten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K2</text:p>
          </table:table-cell>
          <table:table-cell office:value-type="string">
            <text:p>Streuobstwies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K3</text:p>
          </table:table-cell>
          <table:table-cell office:value-type="string">
            <text:p>Streuobstweid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K4</text:p>
          </table:table-cell>
          <table:table-cell office:value-type="string">
            <text:p>Erwerbsobstanlag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K9</text:p>
          </table:table-cell>
          <table:table-cell office:value-type="string">
            <text:p>Streuobstbrach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L</text:p>
          </table:table-cell>
          <table:table-cell office:value-type="string">
            <text:p>Rebkulturen und Rebbrach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L0</text:p>
          </table:table-cell>
          <table:table-cell office:value-type="string">
            <text:p>Weinberg/RebkulturflÃ¤ch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M</text:p>
          </table:table-cell>
          <table:table-cell office:value-type="string">
            <text:p>Park/Gruenanlag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M0</text:p>
          </table:table-cell>
          <table:table-cell office:value-type="string">
            <text:p>Park/Gruenanlag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M1</text:p>
          </table:table-cell>
          <table:table-cell office:value-type="string">
            <text:p>Stadtpark/Schlosspark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M4</text:p>
          </table:table-cell>
          <table:table-cell office:value-type="string">
            <text:p>Trittrasen/ Rasenplatz/ Parkrasen/ Sport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M4d</text:p>
          </table:table-cell>
          <table:table-cell office:value-type="string">
            <text:p>Vielschnittras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N</text:p>
          </table:table-cell>
          <table:table-cell office:value-type="string">
            <text:p>Gebaeude/Mauerwerk/Ruin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N1</text:p>
          </table:table-cell>
          <table:table-cell office:value-type="string">
            <text:p>GebÃ¤u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N2</text:p>
          </table:table-cell>
          <table:table-cell office:value-type="string">
            <text:p>Mauer/Trockenmauer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N3</text:p>
          </table:table-cell>
          <table:table-cell office:value-type="string">
            <text:p>Ruin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R</text:p>
          </table:table-cell>
          <table:table-cell office:value-type="string">
            <text:p>FriedhÃ¶fe/BegrÃ¤bnisstÃ¤tt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R0</text:p>
          </table:table-cell>
          <table:table-cell office:value-type="string">
            <text:p>Friedhof/Begraebnisstaett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HS</text:p>
          </table:table-cell>
          <table:table-cell office:value-type="string">
            <text:p>Kleingartenanlagen/Grabeland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S0</text:p>
          </table:table-cell>
          <table:table-cell office:value-type="string">
            <text:p>Kleingartenanlage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HT</text:p>
          </table:table-cell>
          <table:table-cell office:value-type="string">
            <text:p>Hofplaetze/Lagerplaetz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T5</text:p>
          </table:table-cell>
          <table:table-cell office:value-type="string">
            <text:p>Lagerplatz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U</text:p>
          </table:table-cell>
          <table:table-cell office:value-type="string">
            <text:p>Sport- und Erholungsanlag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U0</text:p>
          </table:table-cell>
          <table:table-cell office:value-type="string">
            <text:p>Sport- und Erholungsanla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V</text:p>
          </table:table-cell>
          <table:table-cell office:value-type="string">
            <text:p>Plaetze/Parkplaetz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V3</text:p>
          </table:table-cell>
          <table:table-cell office:value-type="string">
            <text:p>Parkplatz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V4</text:p>
          </table:table-cell>
          <table:table-cell office:value-type="string">
            <text:p>Ã–ffentlicher Platz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V7</text:p>
          </table:table-cell>
          <table:table-cell office:value-type="string">
            <text:p>Tiefgarage/Parkdeck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W</text:p>
          </table:table-cell>
          <table:table-cell office:value-type="string">
            <text:p>Siedlungs-/Industrie- und Verkehrsbra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W0</text:p>
          </table:table-cell>
          <table:table-cell office:value-type="string">
            <text:p>Siedlungs-/Industrie- und Verkehrsbrach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X</text:p>
          </table:table-cell>
          <table:table-cell office:value-type="string">
            <text:p>StaudÃ¤mm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X0</text:p>
          </table:table-cell>
          <table:table-cell office:value-type="string">
            <text:p>Staudamm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Z</text:p>
          </table:table-cell>
          <table:table-cell office:value-type="string">
            <text:p>Bunker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HZ0</text:p>
          </table:table-cell>
          <table:table-cell office:value-type="string">
            <text:p>Bunker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K</text:p>
          </table:table-cell>
          <table:table-cell office:value-type="string">
            <text:p>SÃ¤ume bzw. linienf. Hochstaudenflur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A</text:p>
          </table:table-cell>
          <table:table-cell office:value-type="string">
            <text:p>Feuchte (nasse)  SÃ¤ume bzw. linienf. Hochstaudenflur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A2</text:p>
          </table:table-cell>
          <table:table-cell office:value-type="string">
            <text:p>GewÃ¤sserbegleitender feuchter 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A3</text:p>
          </table:table-cell>
          <table:table-cell office:value-type="string">
            <text:p>Feuchter Waldinnen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A4</text:p>
          </table:table-cell>
          <table:table-cell office:value-type="string">
            <text:p>Feuchter Wald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A5</text:p>
          </table:table-cell>
          <table:table-cell office:value-type="string">
            <text:p>feuchter Neophytensau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B</text:p>
          </table:table-cell>
          <table:table-cell office:value-type="string">
            <text:p>Trockener 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B0a</text:p>
          </table:table-cell>
          <table:table-cell office:value-type="string">
            <text:p>Magerer trockener (frischer) 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B0b</text:p>
          </table:table-cell>
          <table:table-cell office:value-type="string">
            <text:p>trockener eutropher 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B1</text:p>
          </table:table-cell>
          <table:table-cell office:value-type="string">
            <text:p>Ruderalsaum bzw. linienf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B4</text:p>
          </table:table-cell>
          <table:table-cell office:value-type="string">
            <text:p>Trockener Waldsaum bzw. Hochstaudenflur/linienfÃ¶rmig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B5</text:p>
          </table:table-cell>
          <table:table-cell office:value-type="string">
            <text:p>Trockener (frischer) Neophytensau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</text:p>
          </table:table-cell>
          <table:table-cell office:value-type="string">
            <text:p>Randstreifen/Saumstrei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1a</text:p>
          </table:table-cell>
          <table:table-cell office:value-type="string">
            <text:p>FettgrÃ¼nland-Sau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1b</text:p>
          </table:table-cell>
          <table:table-cell office:value-type="string">
            <text:p>MagergrÃ¼nland-Sau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1c</text:p>
          </table:table-cell>
          <table:table-cell office:value-type="string">
            <text:p>Nass- und FeuchtgrÃ¼nland-Saum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2</text:p>
          </table:table-cell>
          <table:table-cell office:value-type="string">
            <text:p>Ackerrandstreifen-schonstrei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2a</text:p>
          </table:table-cell>
          <table:table-cell office:value-type="string">
            <text:p>Ackerrandstreifen (mit Nutzung)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2b</text:p>
          </table:table-cell>
          <table:table-cell office:value-type="string">
            <text:p>Ackerschonstreifen (keine Nutzung)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KC3</text:p>
          </table:table-cell>
          <table:table-cell office:value-type="string">
            <text:p>BlÃ¼hstrei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</text:p>
          </table:table-cell>
          <table:table-cell office:value-type="string">
            <text:p>Annuellenflur bzw. flÃ¤chenh. Hochstaud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A</text:p>
          </table:table-cell>
          <table:table-cell office:value-type="string">
            <text:p>Annuellenflur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A0</text:p>
          </table:table-cell>
          <table:table-cell office:value-type="string">
            <text:p>Feuchte Annuell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A1</text:p>
          </table:table-cell>
          <table:table-cell office:value-type="string">
            <text:p>Trockene Anuell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B</text:p>
          </table:table-cell>
          <table:table-cell office:value-type="string">
            <text:p>flaechenhafte Hochstaudenflur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B1</text:p>
          </table:table-cell>
          <table:table-cell office:value-type="string">
            <text:p>Feuchte Hochstaudenflur/flÃ¤chenhaf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B2</text:p>
          </table:table-cell>
          <table:table-cell office:value-type="string">
            <text:p>Trockene Hochstaudenflur/flaechenhaft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LB3</text:p>
          </table:table-cell>
          <table:table-cell office:value-type="string">
            <text:p>Neophytenflur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BAU</text:p>
          </table:table-cell>
          <table:table-cell office:value-type="string">
            <text:p>Bebau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</text:p>
          </table:table-cell>
          <table:table-cell office:value-type="string">
            <text:p>Siedlungsflae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A0g</text:p>
          </table:table-cell>
          <table:table-cell office:value-type="string">
            <text:p>Ga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A0</text:p>
          </table:table-cell>
          <table:table-cell office:value-type="string">
            <text:p>Einzel-/Reihen-/Doppelhausbebau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</text:p>
          </table:table-cell>
          <table:table-cell office:value-type="string">
            <text:p>WohnbauflÃ¤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1ag</text:p>
          </table:table-cell>
          <table:table-cell office:value-type="string">
            <text:p>Ga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1a</text:p>
          </table:table-cell>
          <table:table-cell office:value-type="string">
            <text:p>Blockbebau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1d</text:p>
          </table:table-cell>
          <table:table-cell office:value-type="string">
            <text:p>Hochhaus-Wohnbebauung (freistehend)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1dg</text:p>
          </table:table-cell>
          <table:table-cell office:value-type="string">
            <text:p>Ga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aa</text:p>
          </table:table-cell>
          <table:table-cell office:value-type="string">
            <text:p>Wohnhaus 1/ 1.5stÃ¶cki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2ab</text:p>
          </table:table-cell>
          <table:table-cell office:value-type="string">
            <text:p>Wohnhaus 2-3 stÃ¶cki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2ac</text:p>
          </table:table-cell>
          <table:table-cell office:value-type="string">
            <text:p>Wohnhaus &gt; 3stÃ¶cki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2b</text:p>
          </table:table-cell>
          <table:table-cell office:value-type="string">
            <text:p>Reihenhausbebau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2ba</text:p>
          </table:table-cell>
          <table:table-cell office:value-type="string">
            <text:p>Reihenhausbebauung 1 /1.5stÃ¶cki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2bb</text:p>
          </table:table-cell>
          <table:table-cell office:value-type="string">
            <text:p>Reihenhausbebauung 2-3stÃ¶cki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2bc</text:p>
          </table:table-cell>
          <table:table-cell office:value-type="string">
            <text:p>Reihenhausbebauung &gt; 3stÃ¶cki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3</text:p>
          </table:table-cell>
          <table:table-cell office:value-type="string">
            <text:p>Villen mit parkartigen GÃ¤rt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3g</text:p>
          </table:table-cell>
          <table:table-cell office:value-type="string">
            <text:p>Ga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5</text:p>
          </table:table-cell>
          <table:table-cell office:value-type="string">
            <text:p>Landwirtschaftliche Hof- und Gebaeudeflaech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B5g</text:p>
          </table:table-cell>
          <table:table-cell office:value-type="string">
            <text:p>Ga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C</text:p>
          </table:table-cell>
          <table:table-cell office:value-type="string">
            <text:p>SiedlungsflÃ¤chen/Gewerbegebiet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0</text:p>
          </table:table-cell>
          <table:table-cell office:value-type="string">
            <text:p>Gewerbe- und Industrie (Gebaeude/Flaeche)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12</text:p>
          </table:table-cell>
          <table:table-cell office:value-type="string">
            <text:p>Kaufmarkt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14</text:p>
          </table:table-cell>
          <table:table-cell office:value-type="string">
            <text:p>GÃ¤rtnerei/GewÃ¤chshau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15</text:p>
          </table:table-cell>
          <table:table-cell office:value-type="string">
            <text:p>Tankstell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3</text:p>
          </table:table-cell>
          <table:table-cell office:value-type="string">
            <text:p>Ausstellungs-/MessegelÃ¤n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4</text:p>
          </table:table-cell>
          <table:table-cell office:value-type="string">
            <text:p>Bergbaubetrieb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5</text:p>
          </table:table-cell>
          <table:table-cell office:value-type="string">
            <text:p>Industrie (Gebaeude/Flaeche)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C9</text:p>
          </table:table-cell>
          <table:table-cell office:value-type="string">
            <text:p>Gewerbe (Gebaeude/Flaeche)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</text:p>
          </table:table-cell>
          <table:table-cell office:value-type="string">
            <text:p>oeffentliche Gebaeu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1</text:p>
          </table:table-cell>
          <table:table-cell office:value-type="string">
            <text:p>Schul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11</text:p>
          </table:table-cell>
          <table:table-cell office:value-type="string">
            <text:p>Seniorenheim/Pflegeheim/Behinderteneinricht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12</text:p>
          </table:table-cell>
          <table:table-cell office:value-type="string">
            <text:p>VerwaltungsgebÃ¤ude/Gericht/Ã–ffentliche Verwalt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19</text:p>
          </table:table-cell>
          <table:table-cell office:value-type="string">
            <text:p>KasernengelÃ¤n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2</text:p>
          </table:table-cell>
          <table:table-cell office:value-type="string">
            <text:p>Kirche/Gebetshau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24</text:p>
          </table:table-cell>
          <table:table-cell office:value-type="string">
            <text:p>Stadthalle/Veranstaltungshall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26</text:p>
          </table:table-cell>
          <table:table-cell office:value-type="string">
            <text:p>BahnhofgebÃ¤ud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3</text:p>
          </table:table-cell>
          <table:table-cell office:value-type="string">
            <text:p>Klinik/Krankenhau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36</text:p>
          </table:table-cell>
          <table:table-cell office:value-type="string">
            <text:p>Sonstige Ã¶ffentliche Einrichtun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37</text:p>
          </table:table-cell>
          <table:table-cell office:value-type="string">
            <text:p>BÃ¼rohaus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D8</text:p>
          </table:table-cell>
          <table:table-cell office:value-type="string">
            <text:p>Kindergarten/KindertagesstÃ¤tt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</text:p>
          </table:table-cell>
          <table:table-cell office:value-type="string">
            <text:p>Ver- und Entsorgungsanlag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0</text:p>
          </table:table-cell>
          <table:table-cell office:value-type="string">
            <text:p>sonstige Ver- und Entsorgungsanla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1</text:p>
          </table:table-cell>
          <table:table-cell office:value-type="string">
            <text:p>Wasserwerk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10</text:p>
          </table:table-cell>
          <table:table-cell office:value-type="string">
            <text:p>Brunnen/Pumpstatio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12</text:p>
          </table:table-cell>
          <table:table-cell office:value-type="string">
            <text:p>Sendemast/Funkturm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15</text:p>
          </table:table-cell>
          <table:table-cell office:value-type="string">
            <text:p>Wasserturm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16</text:p>
          </table:table-cell>
          <table:table-cell office:value-type="string">
            <text:p>WasserhÃ¤us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17</text:p>
          </table:table-cell>
          <table:table-cell office:value-type="string">
            <text:p>TrafohÃ¤usch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2</text:p>
          </table:table-cell>
          <table:table-cell office:value-type="string">
            <text:p>Kraftwerk/Heizwerk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3</text:p>
          </table:table-cell>
          <table:table-cell office:value-type="string">
            <text:p>Umspannstatio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4</text:p>
          </table:table-cell>
          <table:table-cell office:value-type="string">
            <text:p>Trafoturm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5</text:p>
          </table:table-cell>
          <table:table-cell office:value-type="string">
            <text:p>Windrad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6</text:p>
          </table:table-cell>
          <table:table-cell office:value-type="string">
            <text:p>Strommast/Metallgitter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6a</text:p>
          </table:table-cell>
          <table:table-cell office:value-type="string">
            <text:p>Strommasten/Beto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7</text:p>
          </table:table-cell>
          <table:table-cell office:value-type="string">
            <text:p>Strommast/Holz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8</text:p>
          </table:table-cell>
          <table:table-cell office:value-type="string">
            <text:p>KlÃ¤ranla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E8a</text:p>
          </table:table-cell>
          <table:table-cell office:value-type="string">
            <text:p>KleinklÃ¤ranlage/PflanzenklÃ¤ranla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F</text:p>
          </table:table-cell>
          <table:table-cell office:value-type="string">
            <text:p>Sport- und Freizeitanlagen (wassergebunden)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F10</text:p>
          </table:table-cell>
          <table:table-cell office:value-type="string">
            <text:p>Tretbeck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F4</text:p>
          </table:table-cell>
          <table:table-cell office:value-type="string">
            <text:p>Freibad 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F7</text:p>
          </table:table-cell>
          <table:table-cell office:value-type="string">
            <text:p>Hallenba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G</text:p>
          </table:table-cell>
          <table:table-cell office:value-type="string">
            <text:p>Sport- und Freizeitanlagen (mit Tieren)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G1</text:p>
          </table:table-cell>
          <table:table-cell office:value-type="string">
            <text:p>Hundedressurplatz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G3</text:p>
          </table:table-cell>
          <table:table-cell office:value-type="string">
            <text:p>Pferderennbah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G4</text:p>
          </table:table-cell>
          <table:table-cell office:value-type="string">
            <text:p>Reithall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G4a</text:p>
          </table:table-cell>
          <table:table-cell office:value-type="string">
            <text:p>Paddock/Reitplatz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G5</text:p>
          </table:table-cell>
          <table:table-cell office:value-type="string">
            <text:p>Tierpark/Zoo/Tiergehe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H</text:p>
          </table:table-cell>
          <table:table-cell office:value-type="string">
            <text:p>Sport- und Freizeitanlagen (mit Pflanzen)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SH1</text:p>
          </table:table-cell>
          <table:table-cell office:value-type="string">
            <text:p>Botanischer oder Schaugarten</text:p>
          </table:table-cell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  <table:table-cell office:value-type="float" office:value="1.2000000000000000"/>
        </table:table-row>
        <table:table-row>
          <table:table-cell office:value-type="string">
            <text:p>SJ</text:p>
          </table:table-cell>
          <table:table-cell office:value-type="string">
            <text:p>Sport- und Freizeitanlagen (Unterkunft)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J1</text:p>
          </table:table-cell>
          <table:table-cell office:value-type="string">
            <text:p>Campingplatz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J2</text:p>
          </table:table-cell>
          <table:table-cell office:value-type="string">
            <text:p>Freizeit- und Ferienwohnungsanla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K</text:p>
          </table:table-cell>
          <table:table-cell office:value-type="string">
            <text:p>Sport- und Freizeitanlagen (Flugsport)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K0</text:p>
          </table:table-cell>
          <table:table-cell office:value-type="string">
            <text:p>Flugsport-Freizeitanlag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L</text:p>
          </table:table-cell>
          <table:table-cell office:value-type="string">
            <text:p>Sport- und Freizeitanlagen (Ballsport)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L0</text:p>
          </table:table-cell>
          <table:table-cell office:value-type="string">
            <text:p>Ballsportplatz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L2</text:p>
          </table:table-cell>
          <table:table-cell office:value-type="string">
            <text:p>Golfplatz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P</text:p>
          </table:table-cell>
          <table:table-cell office:value-type="string">
            <text:p>Sonstige Sport- und Freizeitanlag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P0</text:p>
          </table:table-cell>
          <table:table-cell office:value-type="string">
            <text:p>Sonstige Sport- und Freizeitanlage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P3</text:p>
          </table:table-cell>
          <table:table-cell office:value-type="string">
            <text:p>Spielplatz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P4</text:p>
          </table:table-cell>
          <table:table-cell office:value-type="string">
            <text:p>Sportplatz/Sportplatzkomplex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P5</text:p>
          </table:table-cell>
          <table:table-cell office:value-type="string">
            <text:p>Sportstadio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SP6</text:p>
          </table:table-cell>
          <table:table-cell office:value-type="string">
            <text:p>Turnhalle/Sporthall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</text:p>
          </table:table-cell>
          <table:table-cell office:value-type="string">
            <text:p>Verkehrs- und Wirtschaftswe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</text:p>
          </table:table-cell>
          <table:table-cell office:value-type="string">
            <text:p>Verkehrsstrasse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0</text:p>
          </table:table-cell>
          <table:table-cell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1</text:p>
          </table:table-cell>
          <table:table-cell office:value-type="string">
            <text:p>Autobahn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10</text:p>
          </table:table-cell>
          <table:table-cell office:value-type="string">
            <text:p>Busbahnhof/Busdepot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2a</text:p>
          </table:table-cell>
          <table:table-cell office:value-type="string">
            <text:p>Bundesstras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2b</text:p>
          </table:table-cell>
          <table:table-cell office:value-type="string">
            <text:p>Landesstras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2c</text:p>
          </table:table-cell>
          <table:table-cell office:value-type="string">
            <text:p>Kreisstras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3</text:p>
          </table:table-cell>
          <table:table-cell office:value-type="string">
            <text:p>Gemeindestras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7</text:p>
          </table:table-cell>
          <table:table-cell office:value-type="string">
            <text:p>Wohn-/Erschliessungsstras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7a</text:p>
          </table:table-cell>
          <table:table-cell office:value-type="string">
            <text:p>Privat-Fahr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7b</text:p>
          </table:table-cell>
          <table:table-cell office:value-type="string">
            <text:p>Hof-/Schloss-/GebÃ¤udezufahrt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AC</text:p>
          </table:table-cell>
          <table:table-cell office:value-type="string">
            <text:p>Acker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</text:p>
          </table:table-cell>
          <table:table-cell office:value-type="string">
            <text:p>Wirtschaftsweg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0</text:p>
          </table:table-cell>
          <table:table-cell office:value-type="string">
            <text:p>Wirtschafts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0a</text:p>
          </table:table-cell>
          <table:table-cell office:value-type="string">
            <text:p>Werksstrasse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3a</text:p>
          </table:table-cell>
          <table:table-cell office:value-type="string">
            <text:p>Landwirtschafts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3b</text:p>
          </table:table-cell>
          <table:table-cell office:value-type="string">
            <text:p>Waldwirtschafts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5</text:p>
          </table:table-cell>
          <table:table-cell office:value-type="string">
            <text:p>Rad-/Fuss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B6</text:p>
          </table:table-cell>
          <table:table-cell office:value-type="string">
            <text:p>Reitweg</text:p>
          </table:table-cell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</table:table-row>
        <table:table-row>
          <table:table-cell office:value-type="string">
            <text:p>VC</text:p>
          </table:table-cell>
          <table:table-cell office:value-type="string">
            <text:p>FlughÃ¤fen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VC0</text:p>
          </table:table-cell>
          <table:table-cell office:value-type="string">
            <text:p>Flughafen/Flugplatz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VG</text:p>
          </table:table-cell>
          <table:table-cell office:value-type="string">
            <text:p>GrÃ¼nlan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VLW</text:p>
          </table:table-cell>
          <table:table-cell office:value-type="string">
            <text:p>Laub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VMW</text:p>
          </table:table-cell>
          <table:table-cell office:value-type="string">
            <text:p>Misch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VNW</text:p>
          </table:table-cell>
          <table:table-cell office:value-type="string">
            <text:p>Nadelwald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VW</text:p>
          </table:table-cell>
          <table:table-cell office:value-type="string">
            <text:p>Wald</text:p>
          </table:table-cell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  <table:table-cell office:value-type="float" office:value="1.3000000000000000"/>
        </table:table-row>
        <table:table-row>
          <table:table-cell office:value-type="string">
            <text:p>Sg</text:p>
          </table:table-cell>
          <table:table-cell office:value-type="string">
            <text:p>Ga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aag</text:p>
          </table:table-cell>
          <table:table-cell office:value-type="string">
            <text:p>Wohnhaus 1/ 1.5stÃ¶cki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abg</text:p>
          </table:table-cell>
          <table:table-cell office:value-type="string">
            <text:p>Wohnhaus 2-3 stÃ¶cki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acg</text:p>
          </table:table-cell>
          <table:table-cell office:value-type="string">
            <text:p>Wohnhaus &gt; 3stÃ¶cki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bg</text:p>
          </table:table-cell>
          <table:table-cell office:value-type="string">
            <text:p>Reihenhausbebauun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bag</text:p>
          </table:table-cell>
          <table:table-cell office:value-type="string">
            <text:p>Reihenhausbebauung 1 / 1.5stÃ¶cki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bbg</text:p>
          </table:table-cell>
          <table:table-cell office:value-type="string">
            <text:p>Reihenhausbebauung 2-3stÃ¶cki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B2bcg</text:p>
          </table:table-cell>
          <table:table-cell office:value-type="string">
            <text:p>Reihenhausbebauung &gt; 3stÃ¶ckig GÃ¤rten</text:p>
          </table:table-cell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  <table:table-cell office:value-type="float" office:value="1.1000000000000001"/>
        </table:table-row>
        <table:table-row>
          <table:table-cell office:value-type="string">
            <text:p>Sgr</text:p>
          </table:table-cell>
          <table:table-cell office:value-type="string">
            <text:p>Siedlungsflaechen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A0gr</text:p>
          </table:table-cell>
          <table:table-cell office:value-type="string">
            <text:p>Gemischte BauflÃ¤che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1agr</text:p>
          </table:table-cell>
          <table:table-cell office:value-type="string">
            <text:p>Blockbebauung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1dgr</text:p>
          </table:table-cell>
          <table:table-cell office:value-type="string">
            <text:p>GroÃŸform-/ Hochhausbebauung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3gr</text:p>
          </table:table-cell>
          <table:table-cell office:value-type="string">
            <text:p>Villen mit parkÃ¤hnlichen GÃ¤rten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5gr</text:p>
          </table:table-cell>
          <table:table-cell office:value-type="string">
            <text:p>Landwirtschaftliche Hof- und Gebaeudeflaeche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2aagr</text:p>
          </table:table-cell>
          <table:table-cell office:value-type="string">
            <text:p>Wohnhaus 1- 1.5stÃ¶ckig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2acgr</text:p>
          </table:table-cell>
          <table:table-cell office:value-type="string">
            <text:p>Wohnhaus &gt; 3stÃ¶ckig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2bagr</text:p>
          </table:table-cell>
          <table:table-cell office:value-type="string">
            <text:p>Reihenhausbebauung 1 - 1.5stÃ¶ckig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B2bcgr</text:p>
          </table:table-cell>
          <table:table-cell office:value-type="string">
            <text:p>Reihenhausbebauung &gt; 3stÃ¶ckig 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gr</text:p>
          </table:table-cell>
          <table:table-cell office:value-type="string">
            <text:p>SiedlungsflÃ¤chen. Gewerbegebiet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0gr</text:p>
          </table:table-cell>
          <table:table-cell office:value-type="string">
            <text:p>Gewerbe- und Industrie (Gebaeude/Flaeche)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12gr</text:p>
          </table:table-cell>
          <table:table-cell office:value-type="string">
            <text:p>Kaufmarkt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14gr</text:p>
          </table:table-cell>
          <table:table-cell office:value-type="string">
            <text:p>GÃ¤rtnerei. GewÃ¤chshaus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15gr</text:p>
          </table:table-cell>
          <table:table-cell office:value-type="string">
            <text:p>Tankstell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3gr</text:p>
          </table:table-cell>
          <table:table-cell office:value-type="string">
            <text:p>Ausstellungs-. MessegelÃ¤nd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4gr</text:p>
          </table:table-cell>
          <table:table-cell office:value-type="string">
            <text:p>Bergbaubetrieb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5gr</text:p>
          </table:table-cell>
          <table:table-cell office:value-type="string">
            <text:p>Industrie (Gebaeude/Flaeche)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C9gr</text:p>
          </table:table-cell>
          <table:table-cell office:value-type="string">
            <text:p>Gewerbe (Gebaeude/Flaeche)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gr</text:p>
          </table:table-cell>
          <table:table-cell office:value-type="string">
            <text:p>oeffentliche Gebaeud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1gr</text:p>
          </table:table-cell>
          <table:table-cell office:value-type="string">
            <text:p>Schul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11gr</text:p>
          </table:table-cell>
          <table:table-cell office:value-type="string">
            <text:p>Seniorenheim. Pflegeheim. Behinderteneinrichtung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12gr</text:p>
          </table:table-cell>
          <table:table-cell office:value-type="string">
            <text:p>VerwaltungsgebÃ¤ude. Gericht. Ã–ffentliche Verwaltung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19gr</text:p>
          </table:table-cell>
          <table:table-cell office:value-type="string">
            <text:p>KasernengelÃ¤nd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2gr</text:p>
          </table:table-cell>
          <table:table-cell office:value-type="string">
            <text:p>Kirche. Gebetshaus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24gr</text:p>
          </table:table-cell>
          <table:table-cell office:value-type="string">
            <text:p>Stadthalle. Veranstaltungshall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26gr</text:p>
          </table:table-cell>
          <table:table-cell office:value-type="string">
            <text:p>BahnhofgebÃ¤ud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3gr</text:p>
          </table:table-cell>
          <table:table-cell office:value-type="string">
            <text:p>Klinik. Krankenhaus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36gr</text:p>
          </table:table-cell>
          <table:table-cell office:value-type="string">
            <text:p>Sonstige Ã¶ffentliche Einrichtung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37gr</text:p>
          </table:table-cell>
          <table:table-cell office:value-type="string">
            <text:p>BÃ¼rohaus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  <table:table-row>
          <table:table-cell office:value-type="string">
            <text:p>SD8gr</text:p>
          </table:table-cell>
          <table:table-cell office:value-type="string">
            <text:p>Kindergarten. KindertagesstÃ¤tte mit GrÃ¼ndach</text:p>
          </table:table-cell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  <table:table-cell office:value-type="float" office:value="1.0000000000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